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clusi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he balance here is pretty confusing I think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it turns out, the cost ratio on the S shields for frontier are kinda messed up, at least for TER build method… I’m not sure wh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M shields are properly in alignment, which is the oddest part to me. So, as we go up the tiers, let’s try to get more in line with the ratios that I expec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 Shiel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Universal</text:p>
          </table:table-cell>
          <table:table-cell table:number-columns-repeated="2"/>
          <table:table-cell office:value-type="string" calcext:value-type="string">
            <text:p>Terr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office:value-type="float" office:value="14763" calcext:value-type="float">
            <text:p>147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50" calcext:value-type="float">
            <text:p>50</text:p>
          </table:table-cell>
          <table:table-cell table:formula="of:=16*[.C8]" office:value-type="float" office:value="800" calcext:value-type="float">
            <text:p>800</text:p>
          </table:table-cell>
          <table:table-cell office:value-type="string" calcext:value-type="string">
            <text:p>Comp Sub</text:p>
          </table:table-cell>
          <table:table-cell office:value-type="float" office:value="1" calcext:value-type="float">
            <text:p>1</text:p>
          </table:table-cell>
          <table:table-cell table:formula="of:=8280*[.F8]" office:value-type="float" office:value="8280" calcext:value-type="float">
            <text:p>8280</text:p>
          </table:table-cell>
          <table:table-cell office:value-type="string" calcext:value-type="string">
            <text:p>Ratio U</text:p>
          </table:table-cell>
          <table:table-cell table:formula="of:=[.I7]/[.D12]" office:value-type="float" office:value="5.50858208955224" calcext:value-type="float">
            <text:p>5.508582089552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0" calcext:value-type="float">
            <text:p>0</text:p>
          </table:table-cell>
          <table:table-cell table:formula="of:=412*[.C9]" office:value-type="float" office:value="0" calcext:value-type="float">
            <text:p>0</text:p>
          </table:table-cell>
          <table:table-cell office:value-type="string" calcext:value-type="string">
            <text:p>E Cells</text:p>
          </table:table-cell>
          <table:table-cell office:value-type="float" office:value="83" calcext:value-type="float">
            <text:p>83</text:p>
          </table:table-cell>
          <table:table-cell table:formula="of:=16*[.F9]" office:value-type="float" office:value="1328" calcext:value-type="float">
            <text:p>1328</text:p>
          </table:table-cell>
          <table:table-cell office:value-type="string" calcext:value-type="string">
            <text:p>Ratio T</text:p>
          </table:table-cell>
          <table:table-cell table:formula="of:=[.I7]/[.G12]" office:value-type="float" office:value="1.09876451324799" calcext:value-type="float">
            <text:p>1.098764513247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10" calcext:value-type="float">
            <text:p>10</text:p>
          </table:table-cell>
          <table:table-cell table:formula="of:=188*[.C10]" office:value-type="float" office:value="1880" calcext:value-type="float">
            <text:p>1880</text:p>
          </table:table-cell>
          <table:table-cell office:value-type="string" calcext:value-type="string">
            <text:p>M Microlat</text:p>
          </table:table-cell>
          <table:table-cell office:value-type="float" office:value="20" calcext:value-type="float">
            <text:p>20</text:p>
          </table:table-cell>
          <table:table-cell table:formula="of:=50*[.F10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2" calcext:value-type="float">
            <text:p>2</text:p>
          </table:table-cell>
          <table:table-cell table:formula="of:=1414*[.F11]"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8:.D11])" office:value-type="float" office:value="2680" calcext:value-type="float">
            <text:p>2680</text:p>
          </table:table-cell>
          <table:table-cell table:number-columns-repeated="2"/>
          <table:table-cell table:formula="of:=SUM([.G8:.G11])" office:value-type="float" office:value="13436" calcext:value-type="float">
            <text:p>1343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table:formula="of:=[.D19]*5.5" office:value-type="float" office:value="26004" calcext:value-type="float">
            <text:p>26004</text:p>
          </table:table-cell>
          <table:table-cell office:value-type="string" calcext:value-type="string">
            <text:p>L</text:p>
          </table:table-cell>
          <table:table-cell table:formula="of:=[.I14]*0.8" office:value-type="float" office:value="20803.2" calcext:value-type="float">
            <text:p>20803.2</text:p>
          </table:table-cell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75" calcext:value-type="float">
            <text:p>75</text:p>
          </table:table-cell>
          <table:table-cell table:formula="of:=16*[.C15]" office:value-type="float" office:value="1200" calcext:value-type="float">
            <text:p>1200</text:p>
          </table:table-cell>
          <table:table-cell office:value-type="string" calcext:value-type="string">
            <text:p>Comp Sub</text:p>
          </table:table-cell>
          <table:table-cell office:value-type="float" office:value="1" calcext:value-type="float">
            <text:p>1</text:p>
          </table:table-cell>
          <table:table-cell table:formula="of:=8280*[.F15]" office:value-type="float" office:value="8280" calcext:value-type="float">
            <text:p>8280</text:p>
          </table:table-cell>
          <table:table-cell office:value-type="string" calcext:value-type="string">
            <text:p>Ratio U</text:p>
          </table:table-cell>
          <table:table-cell table:formula="of:=[.I14]/[.D19]" office:value-type="float" office:value="5.5" calcext:value-type="float">
            <text:p>5.5</text:p>
          </table:table-cell>
          <table:table-cell office:value-type="string" calcext:value-type="string">
            <text:p>H</text:p>
          </table:table-cell>
          <table:table-cell table:formula="of:=[.I14]*1.2" office:value-type="float" office:value="31204.8" calcext:value-type="float">
            <text:p>31204.8</text:p>
          </table:table-cell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4" calcext:value-type="float">
            <text:p>4</text:p>
          </table:table-cell>
          <table:table-cell table:formula="of:=412*[.C16]" office:value-type="float" office:value="1648" calcext:value-type="float">
            <text:p>1648</text:p>
          </table:table-cell>
          <table:table-cell office:value-type="string" calcext:value-type="string">
            <text:p>E Cells</text:p>
          </table:table-cell>
          <table:table-cell office:value-type="float" office:value="150" calcext:value-type="float">
            <text:p>150</text:p>
          </table:table-cell>
          <table:table-cell table:formula="of:=16*[.F16]" office:value-type="float" office:value="2400" calcext:value-type="float">
            <text:p>2400</text:p>
          </table:table-cell>
          <table:table-cell office:value-type="string" calcext:value-type="string">
            <text:p>Ratio T</text:p>
          </table:table-cell>
          <table:table-cell table:formula="of:=[.I14]/[.G19]" office:value-type="float" office:value="1.78012048192771" calcext:value-type="float">
            <text:p>1.780120481927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10" calcext:value-type="float">
            <text:p>10</text:p>
          </table:table-cell>
          <table:table-cell table:formula="of:=188*[.C17]" office:value-type="float" office:value="1880" calcext:value-type="float">
            <text:p>1880</text:p>
          </table:table-cell>
          <table:table-cell office:value-type="string" calcext:value-type="string">
            <text:p>M Microlat</text:p>
          </table:table-cell>
          <table:table-cell office:value-type="float" office:value="22" calcext:value-type="float">
            <text:p>22</text:p>
          </table:table-cell>
          <table:table-cell table:formula="of:=50*[.F17]"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2" calcext:value-type="float">
            <text:p>2</text:p>
          </table:table-cell>
          <table:table-cell table:formula="of:=1414*[.F18]"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5:.D18])" office:value-type="float" office:value="4728" calcext:value-type="float">
            <text:p>4728</text:p>
          </table:table-cell>
          <table:table-cell table:number-columns-repeated="2"/>
          <table:table-cell table:formula="of:=SUM([.G15:.G18])" office:value-type="float" office:value="14608" calcext:value-type="float">
            <text:p>1460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table:formula="of:=[.D26]*5.5" office:value-type="float" office:value="127600" calcext:value-type="float">
            <text:p>127600</text:p>
          </table:table-cell>
          <table:table-cell office:value-type="string" calcext:value-type="string">
            <text:p>L</text:p>
          </table:table-cell>
          <table:table-cell table:formula="of:=[.I21]*0.8" office:value-type="float" office:value="102080" calcext:value-type="float">
            <text:p>102080</text:p>
          </table:table-cell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90" calcext:value-type="float">
            <text:p>90</text:p>
          </table:table-cell>
          <table:table-cell table:formula="of:=16*[.C22]" office:value-type="float" office:value="1440" calcext:value-type="float">
            <text:p>1440</text:p>
          </table:table-cell>
          <table:table-cell office:value-type="string" calcext:value-type="string">
            <text:p>Comp Sub</text:p>
          </table:table-cell>
          <table:table-cell office:value-type="float" office:value="4" calcext:value-type="float">
            <text:p>4</text:p>
          </table:table-cell>
          <table:table-cell table:formula="of:=8280*[.F22]" office:value-type="float" office:value="33120" calcext:value-type="float">
            <text:p>33120</text:p>
          </table:table-cell>
          <table:table-cell office:value-type="string" calcext:value-type="string">
            <text:p>Ratio U</text:p>
          </table:table-cell>
          <table:table-cell table:formula="of:=[.I21]/[.D26]" office:value-type="float" office:value="5.5" calcext:value-type="float">
            <text:p>5.5</text:p>
          </table:table-cell>
          <table:table-cell office:value-type="string" calcext:value-type="string">
            <text:p>H</text:p>
          </table:table-cell>
          <table:table-cell table:formula="of:=[.I21]*1.2" office:value-type="float" office:value="153120" calcext:value-type="float">
            <text:p>153120</text:p>
          </table:table-cell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30" calcext:value-type="float">
            <text:p>30</text:p>
          </table:table-cell>
          <table:table-cell table:formula="of:=412*[.C23]" office:value-type="float" office:value="12360" calcext:value-type="float">
            <text:p>12360</text:p>
          </table:table-cell>
          <table:table-cell office:value-type="string" calcext:value-type="string">
            <text:p>E Cells</text:p>
          </table:table-cell>
          <table:table-cell office:value-type="float" office:value="500" calcext:value-type="float">
            <text:p>500</text:p>
          </table:table-cell>
          <table:table-cell table:formula="of:=16*[.F23]" office:value-type="float" office:value="8000" calcext:value-type="float">
            <text:p>8000</text:p>
          </table:table-cell>
          <table:table-cell office:value-type="string" calcext:value-type="string">
            <text:p>Ratio T</text:p>
          </table:table-cell>
          <table:table-cell table:formula="of:=[.I21]/[.G26]" office:value-type="float" office:value="2.52723311546841" calcext:value-type="float">
            <text:p>2.527233115468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50" calcext:value-type="float">
            <text:p>50</text:p>
          </table:table-cell>
          <table:table-cell table:formula="of:=188*[.C24]" office:value-type="float" office:value="9400" calcext:value-type="float">
            <text:p>9400</text:p>
          </table:table-cell>
          <table:table-cell office:value-type="string" calcext:value-type="string">
            <text:p>M Microlat</text:p>
          </table:table-cell>
          <table:table-cell office:value-type="float" office:value="46" calcext:value-type="float">
            <text:p>46</text:p>
          </table:table-cell>
          <table:table-cell table:formula="of:=50*[.F24]"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5" calcext:value-type="float">
            <text:p>5</text:p>
          </table:table-cell>
          <table:table-cell table:formula="of:=1414*[.F25]"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22:.D25])" office:value-type="float" office:value="23200" calcext:value-type="float">
            <text:p>23200</text:p>
          </table:table-cell>
          <table:table-cell table:number-columns-repeated="2"/>
          <table:table-cell table:formula="of:=SUM([.G22:.G25])" office:value-type="float" office:value="50490" calcext:value-type="float">
            <text:p>50490</text:p>
          </table:table-cell>
          <table:table-cell table:number-columns-repeated="4"/>
        </table:table-row>
      </table:table>
      <table:table table:name="S Shield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 Shi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Universal</text:p>
          </table:table-cell>
          <table:table-cell table:number-columns-repeated="2"/>
          <table:table-cell office:value-type="string" calcext:value-type="string">
            <text:p>Terr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L</text:p>
          </table:table-cell>
          <table:table-cell office:value-type="float" office:value="11811" calcext:value-type="float">
            <text:p>11811</text:p>
          </table:table-cell>
          <table:table-cell table:formula="of:=[.K3]/[.I3]" office:value-type="float" office:value="0.800040642145905" calcext:value-type="float">
            <text:p>0.800040642145905</text:p>
          </table:table-cell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50" calcext:value-type="float">
            <text:p>50</text:p>
          </table:table-cell>
          <table:table-cell table:formula="of:=16*[.C4]" office:value-type="float" office:value="800" calcext:value-type="float">
            <text:p>800</text:p>
          </table:table-cell>
          <table:table-cell office:value-type="string" calcext:value-type="string">
            <text:p>Comp Sub</text:p>
          </table:table-cell>
          <table:table-cell office:value-type="float" office:value="1" calcext:value-type="float">
            <text:p>1</text:p>
          </table:table-cell>
          <table:table-cell table:formula="of:=8280*[.F4]" office:value-type="float" office:value="8280" calcext:value-type="float">
            <text:p>8280</text:p>
          </table:table-cell>
          <table:table-cell office:value-type="string" calcext:value-type="string">
            <text:p>Ratio U</text:p>
          </table:table-cell>
          <table:table-cell table:formula="of:=[.I3]/[.D8]" office:value-type="float" office:value="5.50858208955224" calcext:value-type="float">
            <text:p>5.50858208955224</text:p>
          </table:table-cell>
          <table:table-cell office:value-type="string" calcext:value-type="string">
            <text:p>H</text:p>
          </table:table-cell>
          <table:table-cell office:value-type="float" office:value="17716" calcext:value-type="float">
            <text:p>17716</text:p>
          </table:table-cell>
          <table:table-cell table:formula="of:=[.K4]/[.I3]" office:value-type="float" office:value="1.20002709476394" calcext:value-type="float">
            <text:p>1.20002709476394</text:p>
          </table:table-cell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0" calcext:value-type="float">
            <text:p>0</text:p>
          </table:table-cell>
          <table:table-cell table:formula="of:=412*[.C5]" office:value-type="float" office:value="0" calcext:value-type="float">
            <text:p>0</text:p>
          </table:table-cell>
          <table:table-cell office:value-type="string" calcext:value-type="string">
            <text:p>E Cells</text:p>
          </table:table-cell>
          <table:table-cell office:value-type="float" office:value="83" calcext:value-type="float">
            <text:p>83</text:p>
          </table:table-cell>
          <table:table-cell table:formula="of:=16*[.F5]" office:value-type="float" office:value="1328" calcext:value-type="float">
            <text:p>1328</text:p>
          </table:table-cell>
          <table:table-cell office:value-type="string" calcext:value-type="string">
            <text:p>Ratio T</text:p>
          </table:table-cell>
          <table:table-cell table:formula="of:=[.I3]/[.G8]" office:value-type="float" office:value="1.09876451324799" calcext:value-type="float">
            <text:p>1.09876451324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10" calcext:value-type="float">
            <text:p>10</text:p>
          </table:table-cell>
          <table:table-cell table:formula="of:=188*[.C6]" office:value-type="float" office:value="1880" calcext:value-type="float">
            <text:p>1880</text:p>
          </table:table-cell>
          <table:table-cell office:value-type="string" calcext:value-type="string">
            <text:p>M Microlat</text:p>
          </table:table-cell>
          <table:table-cell office:value-type="float" office:value="20" calcext:value-type="float">
            <text:p>20</text:p>
          </table:table-cell>
          <table:table-cell table:formula="of:=50*[.F6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2" calcext:value-type="float">
            <text:p>2</text:p>
          </table:table-cell>
          <table:table-cell table:formula="of:=1414*[.F7]" office:value-type="float" office:value="2828" calcext:value-type="float">
            <text:p>28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4:.D7])" office:value-type="float" office:value="2680" calcext:value-type="float">
            <text:p>2680</text:p>
          </table:table-cell>
          <table:table-cell table:number-columns-repeated="2"/>
          <table:table-cell table:formula="of:=SUM([.G4:.G7])" office:value-type="float" office:value="13436" calcext:value-type="float">
            <text:p>1343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Univer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Real Cost</text:p>
          </table:table-cell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5" calcext:value-type="float">
            <text:p>5</text:p>
          </table:table-cell>
          <table:table-cell table:formula="of:=16*[.C12]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I11]/[.D15]" office:value-type="float" office:value="5.05223880597015" calcext:value-type="float">
            <text:p>5.052238805970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0" calcext:value-type="float">
            <text:p>0</text:p>
          </table:table-cell>
          <table:table-cell table:formula="of:=412*[.C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1" calcext:value-type="float">
            <text:p>1</text:p>
          </table:table-cell>
          <table:table-cell table:formula="of:=188*[.C14]"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2:.D14])"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Real Cost</text:p>
          </table:table-cell>
          <table:table-cell office:value-type="float" office:value="11318" calcext:value-type="float">
            <text:p>113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10" calcext:value-type="float">
            <text:p>10</text:p>
          </table:table-cell>
          <table:table-cell table:formula="of:=16*[.C17]"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I16]/[.D20]" office:value-type="float" office:value="5.88253638253638" calcext:value-type="float">
            <text:p>5.88253638253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2" calcext:value-type="float">
            <text:p>2</text:p>
          </table:table-cell>
          <table:table-cell table:formula="of:=412*[.C18]" office:value-type="float" office:value="824" calcext:value-type="float">
            <text:p>8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5" calcext:value-type="float">
            <text:p>5</text:p>
          </table:table-cell>
          <table:table-cell table:formula="of:=188*[.C19]" office:value-type="float" office:value="940" calcext:value-type="float">
            <text:p>94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7:.D19])"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Real Cost</text:p>
          </table:table-cell>
          <table:table-cell office:value-type="float" office:value="55436" calcext:value-type="float">
            <text:p>554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20" calcext:value-type="float">
            <text:p>20</text:p>
          </table:table-cell>
          <table:table-cell table:formula="of:=16*[.C22]"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I21]/[.D25]" office:value-type="float" office:value="6.06520787746171" calcext:value-type="float">
            <text:p>6.06520787746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10" calcext:value-type="float">
            <text:p>10</text:p>
          </table:table-cell>
          <table:table-cell table:formula="of:=412*[.C23]" office:value-type="float" office:value="4120" calcext:value-type="float">
            <text:p>41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25" calcext:value-type="float">
            <text:p>25</text:p>
          </table:table-cell>
          <table:table-cell table:formula="of:=188*[.C24]" office:value-type="float" office:value="4700" calcext:value-type="float">
            <text:p>47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22:.D24])" office:value-type="float" office:value="9140" calcext:value-type="float">
            <text:p>914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k1</text:p>
          </table:table-cell>
          <table:table-cell table:number-columns-repeated="3"/>
          <table:table-cell office:value-type="string" calcext:value-type="string">
            <text:p>Terran</text:p>
          </table:table-cell>
          <table:table-cell table:number-columns-repeated="2"/>
          <table:table-cell office:value-type="string" calcext:value-type="string">
            <text:p>Real Cost</text:p>
          </table:table-cell>
          <table:table-cell office:value-type="float" office:value="3349" calcext:value-type="float">
            <text:p>33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tio T</text:p>
          </table:table-cell>
          <table:table-cell table:formula="of:=[.I28]/[.G34]" office:value-type="float" office:value="2.39214285714286" calcext:value-type="float">
            <text:p>2.392142857142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 Sub</text:p>
          </table:table-cell>
          <table:table-cell office:value-type="float" office:value="0" calcext:value-type="float">
            <text:p>0</text:p>
          </table:table-cell>
          <table:table-cell table:formula="of:=8280*[.F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 Cells</text:p>
          </table:table-cell>
          <table:table-cell office:value-type="float" office:value="50" calcext:value-type="float">
            <text:p>50</text:p>
          </table:table-cell>
          <table:table-cell table:formula="of:=16*[.F31]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 Microlat</text:p>
          </table:table-cell>
          <table:table-cell office:value-type="float" office:value="12" calcext:value-type="float">
            <text:p>12</text:p>
          </table:table-cell>
          <table:table-cell table:formula="of:=50*[.F32]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0" calcext:value-type="float">
            <text:p>0</text:p>
          </table:table-cell>
          <table:table-cell table:formula="of:=1414*[.F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30:.G33])"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2</text:p>
          </table:table-cell>
          <table:table-cell table:number-columns-repeated="3"/>
          <table:table-cell office:value-type="string" calcext:value-type="string">
            <text:p>Terran</text:p>
          </table:table-cell>
          <table:table-cell table:number-columns-repeated="2"/>
          <table:table-cell office:value-type="string" calcext:value-type="string">
            <text:p>Real Cost</text:p>
          </table:table-cell>
          <table:table-cell office:value-type="float" office:value="27243" calcext:value-type="float">
            <text:p>272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tio T</text:p>
          </table:table-cell>
          <table:table-cell table:formula="of:=[.I35]/[.G41]" office:value-type="float" office:value="2.39604221635884" calcext:value-type="float">
            <text:p>2.39604221635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 Sub</text:p>
          </table:table-cell>
          <table:table-cell office:value-type="float" office:value="0" calcext:value-type="float">
            <text:p>0</text:p>
          </table:table-cell>
          <table:table-cell table:formula="of:=8280*[.F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 Cells</text:p>
          </table:table-cell>
          <table:table-cell office:value-type="float" office:value="100" calcext:value-type="float">
            <text:p>100</text:p>
          </table:table-cell>
          <table:table-cell table:formula="of:=16*[.F38]"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 Microlat</text:p>
          </table:table-cell>
          <table:table-cell office:value-type="float" office:value="54" calcext:value-type="float">
            <text:p>54</text:p>
          </table:table-cell>
          <table:table-cell table:formula="of:=50*[.F39]" office:value-type="float" office:value="2700" calcext:value-type="float">
            <text:p>27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5" calcext:value-type="float">
            <text:p>5</text:p>
          </table:table-cell>
          <table:table-cell table:formula="of:=1414*[.F40]" office:value-type="float" office:value="7070" calcext:value-type="float">
            <text:p>707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37:.G40])" office:value-type="float" office:value="11370" calcext:value-type="float">
            <text:p>11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3</text:p>
          </table:table-cell>
          <table:table-cell table:number-columns-repeated="3"/>
          <table:table-cell office:value-type="string" calcext:value-type="string">
            <text:p>Terran</text:p>
          </table:table-cell>
          <table:table-cell table:number-columns-repeated="2"/>
          <table:table-cell office:value-type="string" calcext:value-type="string">
            <text:p>Real Cost</text:p>
          </table:table-cell>
          <table:table-cell office:value-type="float" office:value="133124" calcext:value-type="float">
            <text:p>1331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tio T</text:p>
          </table:table-cell>
          <table:table-cell table:formula="of:=[.I42]/[.G48]" office:value-type="float" office:value="2.39932232715738" calcext:value-type="float">
            <text:p>2.399322327157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 Sub</text:p>
          </table:table-cell>
          <table:table-cell office:value-type="float" office:value="5" calcext:value-type="float">
            <text:p>5</text:p>
          </table:table-cell>
          <table:table-cell table:formula="of:=8280*[.F44]" office:value-type="float" office:value="41400" calcext:value-type="float">
            <text:p>414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 Cells</text:p>
          </table:table-cell>
          <table:table-cell office:value-type="float" office:value="200" calcext:value-type="float">
            <text:p>200</text:p>
          </table:table-cell>
          <table:table-cell table:formula="of:=16*[.F45]" office:value-type="float" office:value="3200" calcext:value-type="float">
            <text:p>32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 Microlat</text:p>
          </table:table-cell>
          <table:table-cell office:value-type="float" office:value="48" calcext:value-type="float">
            <text:p>48</text:p>
          </table:table-cell>
          <table:table-cell table:formula="of:=50*[.F46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6" calcext:value-type="float">
            <text:p>6</text:p>
          </table:table-cell>
          <table:table-cell table:formula="of:=1414*[.F47]" office:value-type="float" office:value="8484" calcext:value-type="float">
            <text:p>848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44:.G47])" office:value-type="float" office:value="55484" calcext:value-type="float">
            <text:p>55484</text:p>
          </table:table-cell>
          <table:table-cell table:number-columns-repeated="5"/>
        </table:table-row>
      </table:table>
      <table:table table:name="M Shield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 Shi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Universal</text:p>
          </table:table-cell>
          <table:table-cell table:number-columns-repeated="2"/>
          <table:table-cell office:value-type="string" calcext:value-type="string">
            <text:p>Terr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office:value-type="float" office:value="86842" calcext:value-type="float">
            <text:p>86842</text:p>
          </table:table-cell>
          <table:table-cell office:value-type="string" calcext:value-type="string">
            <text:p>L</text:p>
          </table:table-cell>
          <table:table-cell office:value-type="float" office:value="69473" calcext:value-type="float">
            <text:p>69473</text:p>
          </table:table-cell>
          <table:table-cell table:formula="of:=[.K3]/[.I3]" office:value-type="float" office:value="0.799993090900716" calcext:value-type="float">
            <text:p>0.799993090900716</text:p>
          </table:table-cell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60" calcext:value-type="float">
            <text:p>60</text:p>
          </table:table-cell>
          <table:table-cell table:formula="of:=16*[.C4]" office:value-type="float" office:value="960" calcext:value-type="float">
            <text:p>960</text:p>
          </table:table-cell>
          <table:table-cell office:value-type="string" calcext:value-type="string">
            <text:p>Comp Sub</text:p>
          </table:table-cell>
          <table:table-cell office:value-type="float" office:value="3" calcext:value-type="float">
            <text:p>3</text:p>
          </table:table-cell>
          <table:table-cell table:formula="of:=8280*[.F4]" office:value-type="float" office:value="24840" calcext:value-type="float">
            <text:p>24840</text:p>
          </table:table-cell>
          <table:table-cell office:value-type="string" calcext:value-type="string">
            <text:p>Ratio U</text:p>
          </table:table-cell>
          <table:table-cell table:formula="of:=[.I3]/[.D8]" office:value-type="float" office:value="5.50329531051965" calcext:value-type="float">
            <text:p>5.50329531051965</text:p>
          </table:table-cell>
          <table:table-cell office:value-type="string" calcext:value-type="string">
            <text:p>H</text:p>
          </table:table-cell>
          <table:table-cell office:value-type="float" office:value="104210" calcext:value-type="float">
            <text:p>104210</text:p>
          </table:table-cell>
          <table:table-cell table:formula="of:=[.K4]/[.I3]" office:value-type="float" office:value="1.19999539393381" calcext:value-type="float">
            <text:p>1.19999539393381</text:p>
          </table:table-cell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20" calcext:value-type="float">
            <text:p>20</text:p>
          </table:table-cell>
          <table:table-cell table:formula="of:=412*[.C5]" office:value-type="float" office:value="8240" calcext:value-type="float">
            <text:p>8240</text:p>
          </table:table-cell>
          <table:table-cell office:value-type="string" calcext:value-type="string">
            <text:p>E Cells</text:p>
          </table:table-cell>
          <table:table-cell office:value-type="float" office:value="368" calcext:value-type="float">
            <text:p>368</text:p>
          </table:table-cell>
          <table:table-cell table:formula="of:=16*[.F5]" office:value-type="float" office:value="5888" calcext:value-type="float">
            <text:p>5888</text:p>
          </table:table-cell>
          <table:table-cell office:value-type="string" calcext:value-type="string">
            <text:p>Ratio T</text:p>
          </table:table-cell>
          <table:table-cell table:formula="of:=[.I3]/[.G8]" office:value-type="float" office:value="2.48788173952902" calcext:value-type="float">
            <text:p>2.487881739529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35" calcext:value-type="float">
            <text:p>35</text:p>
          </table:table-cell>
          <table:table-cell table:formula="of:=188*[.C6]" office:value-type="float" office:value="6580" calcext:value-type="float">
            <text:p>6580</text:p>
          </table:table-cell>
          <table:table-cell office:value-type="string" calcext:value-type="string">
            <text:p>M Microlat</text:p>
          </table:table-cell>
          <table:table-cell office:value-type="float" office:value="27" calcext:value-type="float">
            <text:p>27</text:p>
          </table:table-cell>
          <table:table-cell table:formula="of:=50*[.F6]" office:value-type="float" office:value="1350" calcext:value-type="float">
            <text:p>13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2" calcext:value-type="float">
            <text:p>2</text:p>
          </table:table-cell>
          <table:table-cell table:formula="of:=1414*[.F7]" office:value-type="float" office:value="2828" calcext:value-type="float">
            <text:p>28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4:.D7])" office:value-type="float" office:value="15780" calcext:value-type="float">
            <text:p>15780</text:p>
          </table:table-cell>
          <table:table-cell table:number-columns-repeated="2"/>
          <table:table-cell table:formula="of:=SUM([.G4:.G7])" office:value-type="float" office:value="34906" calcext:value-type="float">
            <text:p>34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office:value-type="float" office:value="161716" calcext:value-type="float">
            <text:p>1617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80" calcext:value-type="float">
            <text:p>80</text:p>
          </table:table-cell>
          <table:table-cell table:formula="of:=16*[.C10]" office:value-type="float" office:value="1280" calcext:value-type="float">
            <text:p>1280</text:p>
          </table:table-cell>
          <table:table-cell office:value-type="string" calcext:value-type="string">
            <text:p>Comp Sub</text:p>
          </table:table-cell>
          <table:table-cell office:value-type="float" office:value="4" calcext:value-type="float">
            <text:p>4</text:p>
          </table:table-cell>
          <table:table-cell table:formula="of:=8280*[.F10]" office:value-type="float" office:value="33120" calcext:value-type="float">
            <text:p>33120</text:p>
          </table:table-cell>
          <table:table-cell office:value-type="string" calcext:value-type="string">
            <text:p>Ratio U</text:p>
          </table:table-cell>
          <table:table-cell table:formula="of:=[.I9]/[.D14]" office:value-type="float" office:value="5.50054421768708" calcext:value-type="float">
            <text:p>5.500544217687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50" calcext:value-type="float">
            <text:p>50</text:p>
          </table:table-cell>
          <table:table-cell table:formula="of:=412*[.C11]" office:value-type="float" office:value="20600" calcext:value-type="float">
            <text:p>20600</text:p>
          </table:table-cell>
          <table:table-cell office:value-type="string" calcext:value-type="string">
            <text:p>E Cells</text:p>
          </table:table-cell>
          <table:table-cell office:value-type="float" office:value="1475" calcext:value-type="float">
            <text:p>1475</text:p>
          </table:table-cell>
          <table:table-cell table:formula="of:=16*[.F11]" office:value-type="float" office:value="23600" calcext:value-type="float">
            <text:p>23600</text:p>
          </table:table-cell>
          <table:table-cell office:value-type="string" calcext:value-type="string">
            <text:p>Ratio T</text:p>
          </table:table-cell>
          <table:table-cell table:formula="of:=[.I9]/[.G14]" office:value-type="float" office:value="2.40298374394484" calcext:value-type="float">
            <text:p>2.402983743944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40" calcext:value-type="float">
            <text:p>40</text:p>
          </table:table-cell>
          <table:table-cell table:formula="of:=188*[.C12]" office:value-type="float" office:value="7520" calcext:value-type="float">
            <text:p>7520</text:p>
          </table:table-cell>
          <table:table-cell office:value-type="string" calcext:value-type="string">
            <text:p>M Microlat</text:p>
          </table:table-cell>
          <table:table-cell office:value-type="float" office:value="155" calcext:value-type="float">
            <text:p>155</text:p>
          </table:table-cell>
          <table:table-cell table:formula="of:=50*[.F12]" office:value-type="float" office:value="7750" calcext:value-type="float">
            <text:p>77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2" calcext:value-type="float">
            <text:p>2</text:p>
          </table:table-cell>
          <table:table-cell table:formula="of:=1414*[.F13]" office:value-type="float" office:value="2828" calcext:value-type="float">
            <text:p>28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0:.D13])" office:value-type="float" office:value="29400" calcext:value-type="float">
            <text:p>29400</text:p>
          </table:table-cell>
          <table:table-cell table:number-columns-repeated="2"/>
          <table:table-cell table:formula="of:=SUM([.G10:.G13])" office:value-type="float" office:value="67298" calcext:value-type="float">
            <text:p>67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al Cost</text:p>
          </table:table-cell>
          <table:table-cell office:value-type="float" office:value="707718" calcext:value-type="float">
            <text:p>7077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100" calcext:value-type="float">
            <text:p>100</text:p>
          </table:table-cell>
          <table:table-cell table:formula="of:=16*[.C16]" office:value-type="float" office:value="1600" calcext:value-type="float">
            <text:p>1600</text:p>
          </table:table-cell>
          <table:table-cell office:value-type="string" calcext:value-type="string">
            <text:p>Comp Sub</text:p>
          </table:table-cell>
          <table:table-cell office:value-type="float" office:value="26" calcext:value-type="float">
            <text:p>26</text:p>
          </table:table-cell>
          <table:table-cell table:formula="of:=8280*[.F16]" office:value-type="float" office:value="215280" calcext:value-type="float">
            <text:p>215280</text:p>
          </table:table-cell>
          <table:table-cell office:value-type="string" calcext:value-type="string">
            <text:p>Ratio U</text:p>
          </table:table-cell>
          <table:table-cell table:formula="of:=[.I15]/[.D20]" office:value-type="float" office:value="5.4998290332608" calcext:value-type="float">
            <text:p>5.49982903326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240" calcext:value-type="float">
            <text:p>240</text:p>
          </table:table-cell>
          <table:table-cell table:formula="of:=412*[.C17]" office:value-type="float" office:value="98880" calcext:value-type="float">
            <text:p>98880</text:p>
          </table:table-cell>
          <table:table-cell office:value-type="string" calcext:value-type="string">
            <text:p>E Cells</text:p>
          </table:table-cell>
          <table:table-cell office:value-type="float" office:value="1855" calcext:value-type="float">
            <text:p>1855</text:p>
          </table:table-cell>
          <table:table-cell table:formula="of:=16*[.F17]" office:value-type="float" office:value="29680" calcext:value-type="float">
            <text:p>29680</text:p>
          </table:table-cell>
          <table:table-cell office:value-type="string" calcext:value-type="string">
            <text:p>Ratio T</text:p>
          </table:table-cell>
          <table:table-cell table:formula="of:=[.I15]/[.G20]" office:value-type="float" office:value="2.5297145430759" calcext:value-type="float">
            <text:p>2.52971454307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150" calcext:value-type="float">
            <text:p>150</text:p>
          </table:table-cell>
          <table:table-cell table:formula="of:=188*[.C18]" office:value-type="float" office:value="28200" calcext:value-type="float">
            <text:p>28200</text:p>
          </table:table-cell>
          <table:table-cell office:value-type="string" calcext:value-type="string">
            <text:p>M Microlat</text:p>
          </table:table-cell>
          <table:table-cell office:value-type="float" office:value="187" calcext:value-type="float">
            <text:p>187</text:p>
          </table:table-cell>
          <table:table-cell table:formula="of:=50*[.F18]" office:value-type="float" office:value="9350" calcext:value-type="float">
            <text:p>93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18" calcext:value-type="float">
            <text:p>18</text:p>
          </table:table-cell>
          <table:table-cell table:formula="of:=1414*[.F19]" office:value-type="float" office:value="25452" calcext:value-type="float">
            <text:p>254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6:.D19])" office:value-type="float" office:value="128680" calcext:value-type="float">
            <text:p>128680</text:p>
          </table:table-cell>
          <table:table-cell table:number-columns-repeated="2"/>
          <table:table-cell table:formula="of:=SUM([.G16:.G19])" office:value-type="float" office:value="279762" calcext:value-type="float">
            <text:p>27976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Univer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Real Cost</text:p>
          </table:table-cell>
          <table:table-cell office:value-type="float" office:value="14264" calcext:value-type="float">
            <text:p>142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20" calcext:value-type="float">
            <text:p>20</text:p>
          </table:table-cell>
          <table:table-cell table:formula="of:=16*[.C24]"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I23]/[.D27]" office:value-type="float" office:value="5.71474358974359" calcext:value-type="float">
            <text:p>5.714743589743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3" calcext:value-type="float">
            <text:p>3</text:p>
          </table:table-cell>
          <table:table-cell table:formula="of:=412*[.C25]"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5" calcext:value-type="float">
            <text:p>5</text:p>
          </table:table-cell>
          <table:table-cell table:formula="of:=188*[.C26]" office:value-type="float" office:value="940" calcext:value-type="float">
            <text:p>94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24:.D26])" office:value-type="float" office:value="2496" calcext:value-type="float">
            <text:p>2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Real Cost</text:p>
          </table:table-cell>
          <table:table-cell office:value-type="float" office:value="69017" calcext:value-type="float">
            <text:p>690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Cells</text:p>
          </table:table-cell>
          <table:table-cell office:value-type="float" office:value="40" calcext:value-type="float">
            <text:p>40</text:p>
          </table:table-cell>
          <table:table-cell table:formula="of:=16*[.C29]" office:value-type="float" office:value="640" calcext:value-type="float">
            <text:p>640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I28]/[.D32]" office:value-type="float" office:value="5.99105902777778" calcext:value-type="float">
            <text:p>5.991059027777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ld Coils</text:p>
          </table:table-cell>
          <table:table-cell office:value-type="float" office:value="15" calcext:value-type="float">
            <text:p>15</text:p>
          </table:table-cell>
          <table:table-cell table:formula="of:=412*[.C30]" office:value-type="float" office:value="6180" calcext:value-type="float">
            <text:p>61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hield Comp</text:p>
          </table:table-cell>
          <table:table-cell office:value-type="float" office:value="25" calcext:value-type="float">
            <text:p>25</text:p>
          </table:table-cell>
          <table:table-cell table:formula="of:=188*[.C31]" office:value-type="float" office:value="4700" calcext:value-type="float">
            <text:p>47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29:.D31])" office:value-type="float" office:value="11520" calcext:value-type="float">
            <text:p>1152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k1</text:p>
          </table:table-cell>
          <table:table-cell table:number-columns-repeated="3"/>
          <table:table-cell office:value-type="string" calcext:value-type="string">
            <text:p>Terran</text:p>
          </table:table-cell>
          <table:table-cell table:number-columns-repeated="2"/>
          <table:table-cell office:value-type="string" calcext:value-type="string">
            <text:p>Real Cost</text:p>
          </table:table-cell>
          <table:table-cell office:value-type="float" office:value="34281" calcext:value-type="float">
            <text:p>342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tio T</text:p>
          </table:table-cell>
          <table:table-cell table:formula="of:=[.I35]/[.G41]" office:value-type="float" office:value="2.39827899818106" calcext:value-type="float">
            <text:p>2.398278998181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 Sub</text:p>
          </table:table-cell>
          <table:table-cell office:value-type="float" office:value="1" calcext:value-type="float">
            <text:p>1</text:p>
          </table:table-cell>
          <table:table-cell table:formula="of:=8280*[.F37]" office:value-type="float" office:value="8280" calcext:value-type="float">
            <text:p>828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 Cells</text:p>
          </table:table-cell>
          <table:table-cell office:value-type="float" office:value="200" calcext:value-type="float">
            <text:p>200</text:p>
          </table:table-cell>
          <table:table-cell table:formula="of:=16*[.F38]" office:value-type="float" office:value="3200" calcext:value-type="float">
            <text:p>32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 Microlat</text:p>
          </table:table-cell>
          <table:table-cell office:value-type="float" office:value="28" calcext:value-type="float">
            <text:p>28</text:p>
          </table:table-cell>
          <table:table-cell table:formula="of:=50*[.F39]"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1" calcext:value-type="float">
            <text:p>1</text:p>
          </table:table-cell>
          <table:table-cell table:formula="of:=1414*[.F40]" office:value-type="float" office:value="1414" calcext:value-type="float">
            <text:p>141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37:.G40])" office:value-type="float" office:value="14294" calcext:value-type="float">
            <text:p>14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2</text:p>
          </table:table-cell>
          <table:table-cell table:number-columns-repeated="3"/>
          <table:table-cell office:value-type="string" calcext:value-type="string">
            <text:p>Terran</text:p>
          </table:table-cell>
          <table:table-cell table:number-columns-repeated="2"/>
          <table:table-cell office:value-type="string" calcext:value-type="string">
            <text:p>Real Cost</text:p>
          </table:table-cell>
          <table:table-cell office:value-type="float" office:value="165737" calcext:value-type="float">
            <text:p>1657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tio T</text:p>
          </table:table-cell>
          <table:table-cell table:formula="of:=[.I42]/[.G48]" office:value-type="float" office:value="2.39927328527172" calcext:value-type="float">
            <text:p>2.39927328527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 Sub</text:p>
          </table:table-cell>
          <table:table-cell office:value-type="float" office:value="6" calcext:value-type="float">
            <text:p>6</text:p>
          </table:table-cell>
          <table:table-cell table:formula="of:=8280*[.F44]" office:value-type="float" office:value="49680" calcext:value-type="float">
            <text:p>4968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 Cells</text:p>
          </table:table-cell>
          <table:table-cell office:value-type="float" office:value="400" calcext:value-type="float">
            <text:p>400</text:p>
          </table:table-cell>
          <table:table-cell table:formula="of:=16*[.F45]" office:value-type="float" office:value="6400" calcext:value-type="float">
            <text:p>64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 Microlat</text:p>
          </table:table-cell>
          <table:table-cell office:value-type="float" office:value="62" calcext:value-type="float">
            <text:p>62</text:p>
          </table:table-cell>
          <table:table-cell table:formula="of:=50*[.F46]" office:value-type="float" office:value="3100" calcext:value-type="float">
            <text:p>31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7" calcext:value-type="float">
            <text:p>7</text:p>
          </table:table-cell>
          <table:table-cell table:formula="of:=1414*[.F47]" office:value-type="float" office:value="9898" calcext:value-type="float">
            <text:p>989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44:.G47])" office:value-type="float" office:value="69078" calcext:value-type="float">
            <text:p>69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2</text:p>
          </table:table-cell>
          <table:table-cell table:number-columns-repeated="3"/>
          <table:table-cell office:value-type="string" calcext:value-type="string">
            <text:p>Terran</text:p>
          </table:table-cell>
          <table:table-cell table:number-columns-repeated="2"/>
          <table:table-cell office:value-type="string" calcext:value-type="string">
            <text:p>Real Cost</text:p>
          </table:table-cell>
          <table:table-cell office:value-type="float" office:value="792259" calcext:value-type="float">
            <text:p>7922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eria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atio T</text:p>
          </table:table-cell>
          <table:table-cell table:formula="of:=[.I49]/[.G55]" office:value-type="float" office:value="2.39999939413768" calcext:value-type="float">
            <text:p>2.399999394137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p Sub</text:p>
          </table:table-cell>
          <table:table-cell office:value-type="float" office:value="32" calcext:value-type="float">
            <text:p>32</text:p>
          </table:table-cell>
          <table:table-cell table:formula="of:=8280*[.F51]" office:value-type="float" office:value="264960" calcext:value-type="float">
            <text:p>26496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 Cells</text:p>
          </table:table-cell>
          <table:table-cell office:value-type="float" office:value="600" calcext:value-type="float">
            <text:p>600</text:p>
          </table:table-cell>
          <table:table-cell table:formula="of:=16*[.F52]" office:value-type="float" office:value="9600" calcext:value-type="float">
            <text:p>96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 Microlat</text:p>
          </table:table-cell>
          <table:table-cell office:value-type="float" office:value="206" calcext:value-type="float">
            <text:p>206</text:p>
          </table:table-cell>
          <table:table-cell table:formula="of:=50*[.F53]" office:value-type="float" office:value="10300" calcext:value-type="float">
            <text:p>103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i Carbide</text:p>
          </table:table-cell>
          <table:table-cell office:value-type="float" office:value="32" calcext:value-type="float">
            <text:p>32</text:p>
          </table:table-cell>
          <table:table-cell table:formula="of:=1414*[.F54]" office:value-type="float" office:value="45248" calcext:value-type="float">
            <text:p>4524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51:.G54])" office:value-type="float" office:value="330108" calcext:value-type="float">
            <text:p>3301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7:08:46.160772517</meta:creation-date>
    <dc:date>2025-11-20T18:25:28.492158198</dc:date>
    <meta:editing-duration>PT1H4M53S</meta:editing-duration>
    <meta:editing-cycles>13</meta:editing-cycles>
    <meta:generator>LibreOffice/25.8.3.2$Linux_X86_64 LibreOffice_project/580$Build-2</meta:generator>
    <meta:document-statistic meta:table-count="3" meta:cell-count="515" meta:object-count="0"/>
  </office:meta>
</office:document-meta>
</file>